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beddedStore.unregisterListener( ProcessStoreListener ps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ProcessConf.getBpel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ProcessConf.getBas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ProcessConf.getInvoke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ProcessConf.getProcess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ProcessConf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ProcessConf.isTrans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ProcessConf.isEventEnabled( List &lt; String &gt; strings , BpelEvent .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ProcessConf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ProcessConf.get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ProcessConf.getProcess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Store.deploy( File bpel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ProcessConf.ge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Store.deploy( String processStr , Descriptor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mbeddedStore.setProperty( QName pid , QName prop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ProcessConf.getExtensionElement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Store.fireEvent( ProcessStoreEvent p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ProcessConf.getEndpointProperties( EndpointReference endpoint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Store.getCurren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Store.getProcessConfiguration( QName proc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Store.setState( QName pid , Process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Store.getProce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ProcessConf.getProces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beddedProcessConf.defaultEndpoints( boolean myro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mbeddedProcessConf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Store.setRetiredPackage( String packageName , boolean ret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ProcessConf.getCBP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mbeddedStore.setProperty( QName pid , QName propName , Nod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Store.getPack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ProcessConf.EmbeddedProcessConf( OProcess _o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ProcessConf.getRuntime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ProcessConf.getDeploy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ProcessConf.getDefinitionForServic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ProcessConf.isSharedServic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Store.registerListener( ProcessStoreListener ps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ProcessConf.isRestfu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Store.undeploy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ProcessConf.getProvide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Store.listProcesses( String packag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